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officeooo:rsid="000a14f6"/>
    </style:style>
    <style:style style:name="T105" style:family="text">
      <style:text-properties officeooo:rsid="005714b7"/>
    </style:style>
    <style:style style:name="T106" style:family="text">
      <style:text-properties officeooo:rsid="00880dbe"/>
    </style:style>
    <style:style style:name="T107" style:family="text">
      <style:text-properties officeooo:rsid="007c6d62"/>
    </style:style>
    <style:style style:name="T108" style:family="text">
      <style:text-properties officeooo:rsid="01e21ff5"/>
    </style:style>
    <style:style style:name="T109" style:family="text">
      <style:text-properties officeooo:rsid="0233449b"/>
    </style:style>
    <style:style style:name="T110" style:family="text">
      <style:text-properties officeooo:rsid="02317916"/>
    </style:style>
    <style:style style:name="T111" style:family="text">
      <style:text-properties officeooo:rsid="0063a409"/>
    </style:style>
    <style:style style:name="T112" style:family="text">
      <style:text-properties officeooo:rsid="034a2232"/>
    </style:style>
    <style:style style:name="T113" style:family="text">
      <style:text-properties officeooo:rsid="0387836c"/>
    </style:style>
    <style:style style:name="T114" style:family="text">
      <style:text-properties officeooo:rsid="03b4652d"/>
    </style:style>
    <style:style style:name="T115" style:family="text">
      <style:text-properties officeooo:rsid="03b75219"/>
    </style:style>
    <style:style style:name="T116" style:family="text">
      <style:text-properties officeooo:rsid="023d18e5"/>
    </style:style>
    <style:style style:name="T117" style:family="text">
      <style:text-properties officeooo:rsid="00836784"/>
    </style:style>
    <style:style style:name="T118" style:family="text">
      <style:text-properties officeooo:rsid="036e9576"/>
    </style:style>
    <style:style style:name="T119" style:family="text">
      <style:text-properties officeooo:rsid="04701b83"/>
    </style:style>
    <style:style style:name="T120" style:family="text">
      <style:text-properties style:font-name="EB Garamond 12 All SC" fo:font-style="normal" officeooo:rsid="048eb019" style:font-style-asian="normal" style:font-style-complex="normal"/>
    </style:style>
    <style:style style:name="T121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114">Esser-</text:span>Skala, 201<text:span text:style-name="T119">9</text:span></text:p>
      <text:p text:style-name="P19"/>
      <text:p text:style-name="P19"/>
      <text:p text:style-name="P13">© 201<text:span text:style-name="T119">9</text:span> by Wolfgang <text:span text:style-name="T114">Esser-</text:span>Skala. This edition is licensed under the<text:span text:style-name="T112"><text:line-break/></text:span>Creative Commons Attribution<text:span text:style-name="T106">-NonCommercial-ShareAlike</text:span> 4.0 International License.<text:span text:style-name="T112"><text:line-break/></text:span>To view a copy of this license, visit http://creativecommons.org/licenses/by<text:span text:style-name="T107">-nc-sa</text:span>/4.0/.</text:p>
      <text:p text:style-name="P12"/>
      <text:p text:style-name="P14">Music engraving by LilyPond 2.18.0 (http://www.lilypond.org).<text:span text:style-name="T105"><text:line-break/>Front matter</text:span> typeset with EB Garamond (http://www.georgduffner.at/ebgaramond).</text:p>
      <text:p text:style-name="P19"/>
      <text:p text:style-name="P11">First <text:span text:style-name="T108">version</text:span>, <text:span text:style-name="T119">April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1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8">id42603824X</text:span> (siglum Mus.2973-D-<text:span text:style-name="T119">10</text:span>).</text:p>
      <text:p text:style-name="P3"/>
      <text:p text:style-name="P4">In general, this edition closely follows the <text:span text:style-name="T113">manuscript</text:span>. Any changes <text:span text:style-name="T10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5"/>
      <text:p text:style-name="P9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4">Abbreviations: A, alto; B, bass;<text:span text:style-name="T116"> cor, horn; Ms, manuscript; o</text:span>rg, basses and organ; <text:span text:style-name="T116">r, rest;</text:span> T<text:span text:style-name="T117">, </text:span>tenor; <text:span text:style-name="T118">tr, trumpet; vl</text:span>, violin;<text:span text:style-name="T118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20">G L O R I A</text:span></text:p>
      <text:p text:style-name="P6"/>
      <text:p text:style-name="P28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21">c r e d o</text:span></text:p>
      <text:p text:style-name="P29"/>
      <text:p text:style-name="P28"><text:span text:style-name="T6">Bar<text:tab/>Staff<text:tab/>Note</text:span><text:span text:style-name="T10"><text:tab/></text:span><text:span text:style-name="T11">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/text:p>
      <text:p text:style-name="P18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10">wolfgang</text:span> (at) <text:span text:style-name="T109">esser-skala</text:span>.at<text:span text:style-name="T110"> or create an issue or pull request on the edition’s GitHub page (https://github.com/skafdasschaf/ </text:span><text:soft-page-break/><text:span text:style-name="T110">gassmann-missa-in-D)</text:span>. Your help will be greatly appreciated.</text:p>
      <text:p text:style-name="P10"/>
      <text:p text:style-name="P10"/>
      <text:p text:style-name="P10"><text:span text:style-name="T9">Salzburg, </text:span><text:span text:style-name="T16">April 2019</text:span><text:line-break/>Wolfgang <text:span text:style-name="T114">Esser-</text:span>Skala</text:p>
      <text:p text:style-name="P26"/>
      <text:p text:style-name="P23"><text:span text:style-name="T112"><text:line-break/></text:span>C O N T E N T S</text:p>
      <text:p text:style-name="P16"/>
      <text:p text:style-name="P15"/>
      <text:p text:style-name="P17"><text:span text:style-name="T3">Kyrie</text:span><text:span text:style-name="T115"><text:line-break/><text:tab/>1.1<text:tab/>Kyrie<text:tab/>3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26T21:41:57.036722513</dc:date>
    <dc:creator>Wolfgang Skala</dc:creator>
    <meta:editing-duration>P12DT11H34M17S</meta:editing-duration>
    <meta:editing-cycles>1149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016" meta:character-count="4843" meta:non-whitespace-character-count="3848"/>
  </office:meta>
</office:document-meta>
</file>